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2B000005E5389CA953.svm"/>
  <manifest:file-entry manifest:media-type="" manifest:full-path="Pictures/200000070000534E000026F8E77BE3C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margin-top="0cm" fo:margin-bottom="0cm" fo:text-align="justify" style:justify-single-word="false"/>
      <style:text-properties fo:font-weight="bold" style:font-weight-asian="bold" style:font-weight-complex="bold"/>
    </style:style>
    <style:style style:name="P4" style:family="paragraph" style:parent-style-name="Standard">
      <style:paragraph-properties fo:margin-top="0cm" fo:margin-bottom="0cm"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text-align="justify" style:justify-single-word="false"/>
    </style:style>
    <style:style style:name="P6"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7" style:family="paragraph" style:parent-style-name="Standard">
      <style:paragraph-properties fo:margin-top="0cm" fo:margin-bottom="0cm" fo:text-align="justify" style:justify-single-word="false"/>
      <style:text-properties style:font-name="Courier New" fo:font-size="11pt" fo:font-weight="normal" style:font-size-asian="11pt" style:font-weight-asian="normal" style:font-size-complex="11pt" style:font-weight-complex="normal"/>
    </style:style>
    <style:style style:name="P8" style:family="paragraph" style:parent-style-name="Text_20_body">
      <style:paragraph-properties fo:margin-top="0cm" fo:margin-bottom="0cm" fo:text-align="justify" style:justify-single-word="false"/>
      <style:text-properties fo:font-weight="bold" style:font-weight-asian="bold" style:font-weight-complex="bold"/>
    </style:style>
    <style:style style:name="P9" style:family="paragraph" style:parent-style-name="Text_20_body">
      <style:paragraph-properties fo:margin-top="0cm" fo:margin-bottom="0cm" fo:text-align="justify" style:justify-single-word="false"/>
    </style:style>
    <style:style style:name="P10" style:family="paragraph" style:parent-style-name="Preformatted_20_Text">
      <style:paragraph-properties fo:margin-top="0cm" fo:margin-bottom="0cm"/>
    </style:style>
    <style:style style:name="P11" style:family="paragraph" style:parent-style-name="Preformatted_20_Text">
      <style:paragraph-properties fo:margin-top="0cm" fo:margin-bottom="0cm" fo:text-align="justify" style:justify-single-word="false"/>
    </style:style>
    <style:style style:name="P12" style:family="paragraph" style:parent-style-name="Preformatted_20_Text">
      <style:paragraph-properties fo:margin-top="0cm" fo:margin-bottom="0cm" fo:text-align="justify" style:justify-single-word="false"/>
      <style:text-properties fo:color="#408080" fo:font-size="11pt" fo:font-style="italic" fo:font-weight="normal" style:font-size-asian="11pt" style:font-weight-asian="normal" style:font-size-complex="11pt" style:font-weight-complex="normal"/>
    </style:style>
    <style:style style:name="P13" style:family="paragraph" style:parent-style-name="Preformatted_20_Text">
      <style:paragraph-properties fo:margin-top="0cm" fo:margin-bottom="0cm" fo:line-height="125%"/>
      <style:text-properties fo:color="#408080" fo:font-size="11pt" fo:font-style="italic" style:font-size-asian="11pt" style:font-size-complex="11pt"/>
    </style:style>
    <style:style style:name="P14" style:family="paragraph" style:parent-style-name="Preformatted_20_Text">
      <style:paragraph-properties fo:margin-top="0cm" fo:margin-bottom="0cm" fo:line-height="125%"/>
      <style:text-properties fo:font-size="11pt" style:font-size-asian="11pt" style:font-size-complex="11pt"/>
    </style:style>
    <style:style style:name="P15" style:family="paragraph" style:parent-style-name="Text_20_body">
      <style:paragraph-properties fo:text-align="justify" style:justify-single-word="false"/>
    </style:style>
    <style:style style:name="P16" style:family="paragraph" style:parent-style-name="Standard">
      <style:paragraph-properties fo:text-align="center"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20" style:family="paragraph" style:parent-style-name="Standard" style:list-style-name="L2">
      <style:paragraph-properties fo:margin-top="0cm" fo:margin-bottom="0cm"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Standard" style:list-style-name="L3">
      <style:paragraph-properties fo:margin-top="0cm" fo:margin-bottom="0cm" fo:text-align="justify" style:justify-single-word="false"/>
      <style:text-properties style:text-underline-style="solid" style:text-underline-width="auto" style:text-underline-color="font-color" fo:font-weight="normal" style:font-weight-asian="normal" style:font-weight-complex="normal"/>
    </style:style>
    <style:style style:name="P22" style:family="paragraph" style:parent-style-name="Standard" style:list-style-name="L4">
      <style:paragraph-properties fo:margin-top="0cm" fo:margin-bottom="0cm" fo:text-align="justify" style:justify-single-word="false"/>
      <style:text-properties style:text-underline-style="solid" style:text-underline-width="auto" style:text-underline-color="font-color" fo:font-weight="normal" style:font-weight-asian="normal" style:font-weight-complex="normal"/>
    </style:style>
    <style:style style:name="P23" style:family="paragraph" style:parent-style-name="Standard">
      <style:paragraph-properties fo:margin-top="0cm" fo:margin-bottom="0cm" fo:text-align="justify" style:justify-single-word="false"/>
      <style:text-properties style:font-name="Courier New"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fo:font-size="11pt" fo:font-weight="normal" style:font-size-asian="11pt" style:font-weight-asian="normal" style:font-size-complex="11pt" style:font-weight-complex="norm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008000"/>
    </style:style>
    <style:style style:name="T6" style:family="text">
      <style:text-properties fo:color="#666666"/>
    </style:style>
    <style:style style:name="T7" style:family="text">
      <style:text-properties fo:color="#ba21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BERNETES TUTORIEL</text:p>
      <text:p text:style-name="P16"/>
      <text:p text:style-name="P16"/>
      <text:p text:style-name="P2"><text:span text:style-name="T1">On va se baser sur le tutoriel fournit ici : </text:span><text:a xlink:type="simple" xlink:href="https://devopssec.fr/category/apprendre-kubernetes" text:style-name="Internet_20_link" text:visited-style-name="Visited_20_Internet_20_Link"><text:span text:style-name="T1">https://devopssec.fr/category/apprendre-kubernetes</text:span></text:a><text:span text:style-name="T1">.</text:span></text:p>
      <text:p text:style-name="P17"/>
      <text:p text:style-name="P1">PARTIE 2 : Les différents objets et composants de Kubernetes</text:p>
      <text:p text:style-name="P17"/>
      <text:p text:style-name="P17"/>
      <text:p text:style-name="P17">Cette partie a pour objectif de fournir une liste des dénominations des différents objets qui composent Kubernetes. Certaines définitions seront un peu floues pour le moment, mais devraient s'éclaircir après l'études desdits objets.</text:p>
      <text:p text:style-name="P17"/>
      <text:list xml:id="list318744797595794755" text:style-name="L1">
        <text:list-item>
          <text:p text:style-name="P18">Composants Kubernetes principaux</text:p>
        </text:list-item>
      </text:list>
      <text:p text:style-name="P17"/>
      <text:p text:style-name="P8"><text:span text:style-name="Strong_20_Emphasis">&gt; Node</text:span><text:span text:style-name="T1"> : Un node ("nœud") est une machine de travail du cluster Kubernetes. Ce sont des unités de travail qui peuvent être physiques ou virtuelles.</text:span></text:p>
      <text:p text:style-name="P8"><text:span text:style-name="Strong_20_Emphasis"/></text:p>
      <text:p text:style-name="P8"><text:span text:style-name="Strong_20_Emphasis">&gt; Pod</text:span><text:span text:style-name="T1"> : Il s'agit de l'unité la plus petite de Kubernetes, un pod encapsule le ou les conteneur(s) formant votre application conteneurisée partageant ainsi la même stack réseau (chaque pod se voit attribuer une adresse IP unique) et le même stockage, plus précisément un volume partagé (tous les conteneurs du pod peuvent accéder aux volumes partagés, ce qui permet à ces conteneurs de partager plus facilement des données).</text:span></text:p>
      <text:p text:style-name="P9"><text:span text:style-name="Strong_20_Emphasis"/></text:p>
      <text:p text:style-name="P9"><text:span text:style-name="Strong_20_Emphasis">&gt; Replicas</text:span> : c'est le nombre d'instances d'un Pod.</text:p>
      <text:p text:style-name="P9"><text:span text:style-name="Strong_20_Emphasis"/></text:p>
      <text:p text:style-name="P9"><text:span text:style-name="Strong_20_Emphasis">&gt; ReplicaSet</text:span> : s'assure que l'ensemble de réplicas contenus dans le Set sont actifs. </text:p>
      <text:p text:style-name="P9"><text:span text:style-name="Strong_20_Emphasis"/></text:p>
      <text:p text:style-name="P9"><text:span text:style-name="Strong_20_Emphasis">&gt; Deployment</text:span> : défini l'état désiré et fournit des mises à jour déclaratives de vos Pods et ReplicaSets (gère donc les Pods et les ReplicaSets, leur création, mise à jour...).</text:p>
      <text:p text:style-name="P9"><text:span text:style-name="Strong_20_Emphasis"/></text:p>
      <text:p text:style-name="P9"><text:span text:style-name="Strong_20_Emphasis">&gt; Service</text:span> : Un service peut être défini comme un ensemble logique de pods exposés en tant que service réseau. C'est un niveau d'abstraction au-dessus du pod, et fournit une adresse IP unique pour un ensemble de pods.</text:p>
      <text:p text:style-name="P9"><text:span text:style-name="Strong_20_Emphasis"/></text:p>
      <text:p text:style-name="P9"><text:span text:style-name="Strong_20_Emphasis">&gt; Endpoint</text:span> : Représente l'adresse IP et le port d'un service, il est automatiquement créé lors de la création d'un service avec les pods correspondants. </text:p>
      <text:p text:style-name="P6"/>
      <text:p text:style-name="P6"/>
      <text:list xml:id="list2272524916679621089" text:style-name="L2">
        <text:list-item>
          <text:p text:style-name="P20">Composants des nodes</text:p>
        </text:list-item>
      </text:list>
      <text:p text:style-name="P6"/>
      <text:p text:style-name="P6">Kubernetes suit l'architecture maître – esclave, et il existe donc deux types de noeuds : le noeud maître, et le ou les noeud(s) esclave(s).</text:p>
      <text:p text:style-name="P6"/>
      <text:p text:style-name="P6">Le maître (master), comme son nom l'indique, existe principalement pour gérer le cluster. Les esclaves (workers) ne sont là que pour fournir de la capacité et n'ont pas le pouvoir d'ordonner à une autre node ce qu'il peut ou ne peut pas faire.</text:p>
      <text:p text:style-name="P6"/>
      <text:p text:style-name="P6"/>
      <text:list xml:id="list8833436959225097352" text:style-name="L3">
        <text:list-item>
          <text:p text:style-name="P21">Les composants du noeud master</text:p>
        </text:list-item>
      </text:list>
      <text:p text:style-name="P6"/>
      <text:p text:style-name="P6">Sur un node de type master, on trouve les composants suivants :</text:p>
      <text:p text:style-name="P6"/>
      <text:p text:style-name="P5"><text:soft-page-break/><text:span text:style-name="T1">&gt; </text:span><text:span text:style-name="T2">Kube-apiserver</text:span><text:span text:style-name="T1"> : point d'entrée exposant l'API HTTP Rest de k8s depuis le maître du cluster Kubernetes. Différents outils et bibliothèques peuvent facilement communiquer avec l'API (typiquement kubectl).</text:span></text:p>
      <text:p text:style-name="P6"/>
      <text:p text:style-name="P5"><text:span text:style-name="T1">&gt; </text:span><text:span text:style-name="T2">Kube-scheduler</text:span><text:span text:style-name="T1"> : Il est responsable de la répartition et l'utilisation de la charge de travail sur les nœuds du cluster selon les ressources nécessaires et celles disponibles.</text:span></text:p>
      <text:p text:style-name="P6"/>
      <text:p text:style-name="P5"><text:span text:style-name="T1">&gt; </text:span><text:span text:style-name="T2">Kube-controller-manager</text:span><text:span text:style-name="T1"> : ce composant est responsable de la plupart des collecteurs qui récupèrent des informations du cluster tout en effectuant des actions de correctives en cas de besoin, en apportant des modifications pour amener l'état actuel du serveur à l'état souhaité. Il est composé de plusieurs contrôleurs, on peut par exemple retrouver un contrôleur de réplication qui va s'assurer que vous avez le nombre désiré de répliques sur vos pods, mais aussi d'autres contrôleurs clés comme , le contrôleur de Endpoints, le contrôleur d’espace de noms et le contrôleur de compte de service.</text:span></text:p>
      <text:p text:style-name="P6"/>
      <text:p text:style-name="P5"><text:span text:style-name="T1">&gt; </text:span><text:span text:style-name="T2">Etcd</text:span><text:span text:style-name="T1"> : il stocke les informations de configuration pouvant être utilisées par chacun des nœuds du cluster. Ces informations sont conservées sous forme de clé et valeurs à haute disponibilité.</text:span></text:p>
      <text:p text:style-name="P6"/>
      <text:p text:style-name="P6"/>
      <text:list xml:id="list4084852664698196539" text:style-name="L4">
        <text:list-item>
          <text:p text:style-name="P22">Les composants des noeuds workers</text:p>
        </text:list-item>
      </text:list>
      <text:p text:style-name="P6"/>
      <text:p text:style-name="P9"><text:span text:style-name="Strong_20_Emphasis"><text:span text:style-name="Strong_20_Emphasis"><text:span text:style-name="T1">&gt; </text:span></text:span></text:span><text:span text:style-name="Strong_20_Emphasis"><text:span text:style-name="Strong_20_Emphasis"><text:span text:style-name="T2">K</text:span></text:span></text:span><text:span text:style-name="Strong_20_Emphasis">ubelet</text:span><text:span text:style-name="T1"> : Il s’agit d’un agent qui s'exécute dans chaque nœud, chargé de relayer les informations au Master. Il interagit avec la base de données etcd du Master pour récupérer des informations afin de connaître les tâches à effectuer. Il assume la responsabilité de maintenir en bon état de fonctionnement les conteneurs d'un pod et s'assure qu'ils tournent conformément à la spécification. Il communique avec le Master et redémarre le conteneur défaillant en cas de crash. </text:span></text:p>
      <text:p text:style-name="Text_20_body"><text:span text:style-name="Strong_20_Emphasis"/></text:p>
      <text:p text:style-name="P15"><text:span text:style-name="Strong_20_Emphasis">&gt; Kube-proxy</text:span> : il active l'abstraction réseau du Service Kubernetes en maintenant les règles du réseau et permet l'exposition des services vers l'extérieur. </text:p>
      <text:p text:style-name="P6"/>
      <text:p text:style-name="P5"><text:span text:style-name="T1">&gt; </text:span><text:span text:style-name="T2">Docker</text:span><text:span text:style-name="T1"> : ou un autre outil de containerisation, chargé de créer et d'opérer les containers qui composent le Pod.</text:span></text:p>
      <text:p text:style-name="P6"/>
      <text:p text:style-name="P6"><draw:frame draw:style-name="fr1" draw:name="images1" text:anchor-type="paragraph" svg:width="17.5cm" svg:height="8.186cm" draw:z-index="0"><draw:image xlink:href="Pictures/200000070000534E000026F8E77BE3C7.svm" xlink:type="simple" xlink:show="embed" xlink:actuate="onLoad"/></draw:frame></text:p>
      <text:p text:style-name="P6"/>
      <text:p text:style-name="P6"><text:soft-page-break/>Pour intéragir avec notre cluster Kubernetes on peut soit utiliser l'outils en ligne de commande kubectl, mais aussi le Dashboard Kubernetes, qui est une interface web de management du cluster.</text:p>
      <text:p text:style-name="P6"/>
      <text:p text:style-name="P6"/>
      <text:p text:style-name="P6"/>
      <text:p text:style-name="P6"/>
      <text:p text:style-name="P4">PARTIE 3 : Installation et manipulation d'un cluster Kubernetes avec Minikube</text:p>
      <text:p text:style-name="P3"/>
      <text:p text:style-name="P6">Minikube est une installation "light" de Kubernetes, et permet d'exécuter un cluster Kubernetes à noeud unique dans une VM (la VM étant alors à la fois un noeud de type master, et de type worker).</text:p>
      <text:p text:style-name="P6"/>
      <text:p text:style-name="P6">Le tutoriel explique comment installer minikube et le CLI kubectl. On l'a déjà d'installé sur la VM 42.</text:p>
      <text:p text:style-name="P6"/>
      <text:p text:style-name="P6">Il est temps désormais de démarrer minikube afin de créer notre simple cluster à 1 noeud. La commande basique est la suivante :</text:p>
      <text:p text:style-name="P6"/>
      <text:p text:style-name="P7">minikube start</text:p>
      <text:p text:style-name="P6"/>
      <text:p text:style-name="P6">Mais attention, cette commande standard va tenter de nous créer une machine virtuelle à partir de notre hyperviseur par défaut (par exemple VirtualBox). Mais on est déjà dans une VM, et on aimerait utiliser la VM actuelle comme noeud. On ajoute donc le flag suivant :</text:p>
      <text:p text:style-name="P6"/>
      <text:p text:style-name="P7">sudo minikube start --vm-driver=none</text:p>
      <text:p text:style-name="P6"/>
      <text:p text:style-name="P6">On peut également, avec la commande minikube start, régler d'autres caractéristiques du noeud à créer :</text:p>
      <text:p text:style-name="P6"/>
      <text:p text:style-name="P11"><text:span text:style-name="Source_20_Text"><text:span text:style-name="T1">DefaultMemory <text:s text:c="3"/>= 2048 MB <text:s text:c="5"/># Quantité de la RAM</text:span></text:span></text:p>
      <text:p text:style-name="P10"><text:span text:style-name="Source_20_Text">DefaultCPUS <text:s text:c="5"/>= 2 <text:s text:c="11"/># Nombre de processeurs</text:span></text:p>
      <text:p text:style-name="P10"><text:span text:style-name="Source_20_Text">DefaultDiskSize <text:s/>= 20 GB <text:s text:c="7"/># Taille du disque virtuel</text:span></text:p>
      <text:p text:style-name="P10"><text:span text:style-name="Source_20_Text">DefaultVMDriver <text:s/>= virtualbox <text:s text:c="2"/># L'hyperviseur utilisé</text:span></text:p>
      <text:p text:style-name="P6"/>
      <text:p text:style-name="P6">On peut jouer avec ces paramètres par défaut lors de l'installation, par exemple :</text:p>
      <text:p text:style-name="P11"><text:span text:style-name="Source_20_Text"><text:span text:style-name="T4">minikube start --memory=4096 --cpus=4 disk-size=40g</text:span></text:span></text:p>
      <text:p text:style-name="P6"/>
      <text:p text:style-name="P6"/>
      <text:p text:style-name="P6">Mais il a fallu, pour installer en --vm-driver=none, faire quelques manipulations :</text:p>
      <text:p text:style-name="P6"/>
      <text:p text:style-name="P5"><text:span text:style-name="T1">&gt; Installer conntrack : </text:span><text:span text:style-name="T3">sudo apt-get install conntrack</text:span></text:p>
      <text:p text:style-name="P6">&gt; Changer l'allocation de CPUs de ma machine virtuelle 42 (de 1 CPU à la base, à 2 désormais).</text:p>
      <text:p text:style-name="P6"/>
      <text:p text:style-name="P5"><text:span text:style-name="T1">Quoi qu'il en soit, la commande </text:span><text:span text:style-name="T3">sudo minikube start --vm-driver=none</text:span><text:span text:style-name="T1"> a fonctionné et nous a installé notre cluster minikube sur la machine, composé d'un seul noeud : notre VM actuelle. Cette commande a également configuré le CLI kubectl pour nous permettre d'intéragir avec le cluster créé.</text:span></text:p>
      <text:p text:style-name="P6"/>
      <text:p text:style-name="P6">Le fichier de configuration du cluster se trouve à l'emplacement suivant :</text:p>
      <text:p text:style-name="P11"><text:span text:style-name="Source_20_Text"><text:span text:style-name="T1">~/.minikube/machines/minikube/config.json</text:span></text:span></text:p>
      <text:p text:style-name="P6"/>
      <text:p text:style-name="P6">On y voit l'adresse IP de notre cluster, son nom etc... Et même si notre cluster a été créé, on peut toujours modifier les caractéristiques du noeud créé, par la commande :</text:p>
      <text:p text:style-name="P7">minikube config set [flag] [option]</text:p>
      <text:p text:style-name="P6"><text:soft-page-break/></text:p>
      <text:p text:style-name="P5"><text:span text:style-name="T1">(Voir </text:span><text:span text:style-name="T3">minikube config -h</text:span><text:span text:style-name="T1"> pour une liste complète des éléments configurables).</text:span></text:p>
      <text:p text:style-name="P6"/>
      <text:p text:style-name="P6">Maintenant, on peut confirmer que notre cluster tourne correctement grâce à la commande :</text:p>
      <text:p text:style-name="P7">sudo minikube status</text:p>
      <text:p text:style-name="P6"/>
      <text:p text:style-name="P6">On peut également récupérer une liste des noeuds de notre cluster, ce qui nous affichera, comme prévu, un seul noeud :</text:p>
      <text:p text:style-name="P7">sudo kubectl get nodes</text:p>
      <text:p text:style-name="P6"/>
      <text:p text:style-name="P6"><draw:frame draw:style-name="fr2" draw:name="images2" text:anchor-type="paragraph" svg:width="12.331cm" svg:height="1.508cm" draw:z-index="1"><draw:image xlink:href="Pictures/200000070000302B000005E5389CA953.svm" xlink:type="simple" xlink:show="embed" xlink:actuate="onLoad"/></draw:frame></text:p>
      <text:p text:style-name="P5"><text:span text:style-name="T1">La commande </text:span><text:span text:style-name="T3">sudo kubectl cluster-info</text:span><text:span text:style-name="T1"> nous confirme que le cluster tourne bien, sur quelle IP, quel port etc...</text:span></text:p>
      <text:p text:style-name="P6"/>
      <text:p text:style-name="P6">Si on rencontre des problèmes avec le cluster, on peut essayer de débug avec les logs :</text:p>
      <text:p text:style-name="P6"/>
      <text:p text:style-name="P7">sudo minikube logs</text:p>
      <text:p text:style-name="P6"/>
      <text:p text:style-name="P6">Pour information, cette commande vient avec trois options qui peuvent vous être bien utiles :</text:p>
      <text:p text:style-name="P5"><text:span text:style-name="T1">&gt; </text:span><text:span text:style-name="T3">-f</text:span><text:span text:style-name="T1"> ou </text:span><text:span text:style-name="T3">--follow</text:span><text:span text:style-name="T1"> : suivre en permanence les logs de Minikube (correspond à un </text:span><text:span text:style-name="T3">tail -f</text:span><text:span text:style-name="T1"> sous Linux).</text:span></text:p>
      <text:p text:style-name="P5"><text:span text:style-name="T1">&gt; </text:span><text:span text:style-name="T3">-n</text:span><text:span text:style-name="T1"> ou </text:span><text:span text:style-name="T3">--length</text:span><text:span text:style-name="T1"> : nombre de lignes à afficher (50 par défaut).</text:span></text:p>
      <text:p text:style-name="P5"><text:span text:style-name="T1">&gt; </text:span><text:span text:style-name="T3">--problems</text:span><text:span text:style-name="T1"> : afficher uniquement les logs qui pointent vers des problèmes connus.</text:span></text:p>
      <text:p text:style-name="P6"/>
      <text:p text:style-name="P5"><text:span text:style-name="T1">Pour lancer le </text:span><text:span text:style-name="T2">Dashboard </text:span><text:span text:style-name="T1">Kubernetes, il suffit d'entrer la commande :</text:span></text:p>
      <text:p text:style-name="P6"/>
      <text:p text:style-name="P6">sudo minikube dashboard</text:p>
      <text:p text:style-name="P6"/>
      <text:p text:style-name="P6">Puis d'ouvrir l'URL spécifiée dans le navigateur. On arrive sur le Dashboard qui contient toutes les informations nécessaires pour l'administration du cluster.</text:p>
      <text:p text:style-name="P6"/>
      <text:p text:style-name="P6"/>
      <text:p text:style-name="P6"/>
      <text:p text:style-name="P3">PENSE-BÊTE PARTIE 3 :</text:p>
      <text:p text:style-name="P6"/>
      <text:p text:style-name="P12"># Modifier la config minikube</text:p>
      <text:p text:style-name="P14">minikube config</text:p>
      <text:p text:style-name="P14"><text:s text:c="4"/>minikube config <text:span text:style-name="T5">set </text:span>memory 1024 : Exemple pour reconfigurer la mémoire vive</text:p>
      <text:p text:style-name="P14"/>
      <text:p text:style-name="P13"># Accéder à l'interface web d'administration Kubernetes</text:p>
      <text:p text:style-name="P14">minikube dashboard</text:p>
      <text:p text:style-name="P14"/>
      <text:p text:style-name="P13"># Récupérer l'adresse IP du cluster en cours d'exécution</text:p>
      <text:p text:style-name="P14">minikube ip </text:p>
      <text:p text:style-name="P14"/>
      <text:p text:style-name="P13"># Obtenir les logs de l'instance en cours d'exécution pour du débogage</text:p>
      <text:p text:style-name="P14">minikube logs </text:p>
      <text:p text:style-name="P14"><text:soft-page-break/><text:s text:c="4"/>-f ou --follow : Suivre en permanence les logs de Minikube</text:p>
      <text:p text:style-name="P14"><text:s text:c="4"/>-n ou --length : Nombre de lignes à afficher <text:span text:style-name="T6">(</text:span>50 par défaut<text:span text:style-name="T6">)</text:span></text:p>
      <text:p text:style-name="P14"><text:s text:c="4"/>--problems : Afficher uniquement les logs qui pointent vers des problèmes connus</text:p>
      <text:p text:style-name="P14"/>
      <text:p text:style-name="P13"># Se connecter en ssh sur le nœud Minikube</text:p>
      <text:p text:style-name="P14">minikube ssh</text:p>
      <text:p text:style-name="P14"/>
      <text:p text:style-name="P13"># Démarrer un cluster Kubernetes local</text:p>
      <text:p text:style-name="P14">minikube start</text:p>
      <text:p text:style-name="P14"><text:s text:c="4"/>--cpu &lt;int&gt; : Nombre de processeurs alloués au minikube VM <text:span text:style-name="T6">(</text:span>2 par défaut<text:span text:style-name="T6">)</text:span></text:p>
      <text:p text:style-name="P14"><text:s text:c="4"/>--disk-size &lt;string&gt; : Taille de disque allouée à la VM minikube <text:span text:style-name="T6">(</text:span>format &lt;number<text:span text:style-name="T6">[</text:span>&lt;unit&gt;<text:span text:style-name="T6">]</text:span>, où unité <text:span text:style-name="T6">=</text:span> b, k, m or g<text:span text:style-name="T6">)</text:span> <text:span text:style-name="T6">(</text:span>par défaut <text:span text:style-name="T7">"20g"</text:span><text:span text:style-name="T6">)</text:span></text:p>
      <text:p text:style-name="P14"><text:s text:c="4"/>--memory &lt;int&gt; : Quantité de RAM allouée à la VM mini-cube en Mo <text:span text:style-name="T6">(</text:span>par défaut 2048<text:span text:style-name="T6">)</text:span></text:p>
      <text:p text:style-name="P14"><text:s text:c="4"/>--vm-driver &lt;string&gt; : Hyperviseur à utiliser <text:span text:style-name="T6">(</text:span>par défaut VirtualBox<text:span text:style-name="T6">)</text:span></text:p>
      <text:p text:style-name="P14"/>
      <text:p text:style-name="P13"># Supprimer un cluster Kubernetes local</text:p>
      <text:p text:style-name="P14">minikube delete</text:p>
      <text:p text:style-name="P14"/>
      <text:p text:style-name="P13"># Obtenir le statut d'un cluster Kubernetes local</text:p>
      <text:p text:style-name="P14">minikube status</text:p>
      <text:p text:style-name="P14"/>
      <text:p text:style-name="P13"># Arrêter un cluster Kubernetes en cours d'exécution</text:p>
      <text:p text:style-name="P14">minikube stop </text:p>
      <text:p text:style-name="P14"/>
      <text:p text:style-name="P13"># Afficher le numéro de la version actuelle et la plus récente de Minikube </text:p>
      <text:p text:style-name="P14">minikube update-check </text:p>
      <text:p text:style-name="P14"/>
      <text:p text:style-name="P13"># Afficher la version de Minikube</text:p>
      <text:p text:style-name="P14">minikube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4S</meta:editing-duration>
    <meta:editing-cycles>5</meta:editing-cycles>
    <meta:generator>OpenOffice/4.1.5$Win32 OpenOffice.org_project/415m1$Build-9789</meta:generator>
    <dc:date>2021-11-20T12:01:43.38</dc:date>
    <meta:document-statistic meta:table-count="0" meta:image-count="2" meta:object-count="0" meta:page-count="5" meta:paragraph-count="94" meta:word-count="1464" meta:character-count="8979"/>
    <meta:user-defined meta:name="Info 1"/>
    <meta:user-defined meta:name="Info 2"/>
    <meta:user-defined meta:name="Info 3"/>
    <meta:user-defined meta:name="Info 4"/>
  </office:meta>
</office:document-meta>
</file>